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4569in" fo:margin-left="-0.0785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375in"/>
    </style:style>
    <style:style style:name="Table1.F" style:family="table-column">
      <style:table-column-properties style:column-width="1.3819in"/>
    </style:style>
    <style:style style:name="Table1.1" style:family="table-row">
      <style:table-row-properties style:min-row-height="0.093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P1" style:family="paragraph" style:parent-style-name="Header">
      <style:paragraph-properties fo:padding-left="0.0555in" fo:padding-right="0.0555in" fo:padding-top="0.0138in" fo:padding-bottom="0.0138in" fo:border="0.51pt solid #000000"/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line-height="150%"/>
      <style:text-properties style:font-name="Arial" style:font-name-complex="Arial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ffff"/>
      <style:paragraph-properties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ff"/>
      <style:paragraph-properties fo:text-align="center" style:writing-mode="lr-tb"/>
    </style:style>
    <style:style style:name="P1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style:font-name-asian="Arial" style:font-size-asian="8pt" style:font-name-complex="Arial" style:font-size-complex="8pt"/>
    </style:style>
    <style:style style:name="T6" style:family="text"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T7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Arial" fo:font-size="12pt" fo:language="de" fo:country="DE" fo:font-weight="bold" style:font-name-asian="Times New Roman" style:font-size-asian="12pt" style:font-weight-asian="bold" style:font-name-complex="Arial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min-height="0.9437in" fo:min-width="0.902in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foreground"/>
    </style:style>
    <style:style style:name="gr5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>Risikoanalyse</text:p>
      <text:p text:style-name="P2"/>
      <text:p text:style-name="Standard"/>
      <text:p text:style-name="P2">Risikoportfolio:</text:p>
      <text:p text:style-name="P2"/>
      <text:p text:style-name="Standard"/>
      <text:p text:style-name="Standard"/>
      <text:p text:style-name="P2"/>
      <text:p text:style-name="P3"/>
      <text:p text:style-name="P9"><draw:frame draw:style-name="fr1" draw:name="Frame1" text:anchor-type="char" svg:x="3.8701in" svg:y="4.5866in" svg:width="1.0098in" svg:height="0.3846in" draw:z-index="3"><draw:text-box><text:p text:style-name="P6">hoch</text:p></draw:text-box></draw:frame><draw:frame draw:style-name="fr1" draw:name="Frame2" text:anchor-type="char" svg:x="2.6201in" svg:y="4.5866in" svg:width="1.0098in" svg:height="0.3846in" draw:z-index="2"><draw:text-box><text:p text:style-name="P6">mittel</text:p></draw:text-box></draw:frame><draw:frame draw:style-name="fr1" draw:name="Frame3" text:anchor-type="char" svg:x="1.3701in" svg:y="4.5866in" svg:width="1.0098in" svg:height="0.3516in" draw:z-index="1"><draw:text-box><text:p text:style-name="P6">niedrig</text:p></draw:text-box></draw:frame><draw:g text:anchor-type="as-char" svg:y="0in" draw:z-index="0" draw:style-name="gr1"><draw:rect draw:style-name="gr2" draw:text-style-name="P11" svg:width="6.2496in" svg:height="4.6248in" svg:x="0in" svg:y="0in"><text:p/></draw:rect><draw:custom-shape draw:style-name="gr3" draw:text-style-name="P12" svg:width="1.2496in" svg:height="1.1248in" svg:x="1.2492in" svg:y="0.9992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2.4992in" svg:y="0.9992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3.7492in" svg:y="0.9992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1.2492in" svg:y="2.1244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2.4992in" svg:y="2.1244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3.7492in" svg:y="2.1244in"><text:p/><draw:enhanced-geometry svg:viewBox="0 0 21600 21600" draw:type="rectangle" draw:enhanced-path="M 0 0 L 21600 0 21600 21600 0 21600 0 0 Z N"/></draw:custom-shape><draw:frame draw:style-name="gr4" draw:text-style-name="P14" svg:width="0.9996in" svg:height="0.3748in" svg:x="0.1236in" svg:y="1.3736in"><draw:text-box><text:p text:style-name="P13"><text:span text:style-name="T6">hoch</text:span></text:p><text:p text:style-name="P13"><text:span text:style-name="T7"/></text:p></draw:text-box></draw:frame><draw:frame draw:style-name="gr4" draw:text-style-name="P14" svg:width="0.9996in" svg:height="0.3748in" svg:x="0.1236in" svg:y="2.4984in"><draw:text-box><text:p text:style-name="P13"><text:span text:style-name="T6">mittel</text:span></text:p><text:p text:style-name="P15"><text:span text:style-name="T7"/></text:p><text:p text:style-name="P13"><text:span text:style-name="T7"/></text:p></draw:text-box></draw:frame><draw:line draw:style-name="gr5" draw:text-style-name="P11" svg:x1="1.2492in" svg:y1="3.8728in" svg:x2="1.25in" svg:y2="0.3736in"><text:p/></draw:line><draw:custom-shape draw:style-name="gr3" draw:text-style-name="P12" svg:width="1.2496in" svg:height="1.1248in" svg:x="2.4992in" svg:y="3.2492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3.7492in" svg:y="3.2492in"><text:p/><draw:enhanced-geometry svg:viewBox="0 0 21600 21600" draw:type="rectangle" draw:enhanced-path="M 0 0 L 21600 0 21600 21600 0 21600 0 0 Z N"/></draw:custom-shape><draw:custom-shape draw:style-name="gr3" draw:text-style-name="P12" svg:width="1.2496in" svg:height="1.1248in" svg:x="1.2492in" svg:y="3.2492in"><text:p/><draw:enhanced-geometry svg:viewBox="0 0 21600 21600" draw:type="rectangle" draw:enhanced-path="M 0 0 L 21600 0 21600 21600 0 21600 0 0 Z N"/></draw:custom-shape><draw:line draw:style-name="gr5" draw:text-style-name="P11" svg:x1="1.2492in" svg:y1="4.3744in" svg:x2="5.4984in" svg:y2="4.3744in"><text:p/></draw:line><draw:frame draw:style-name="gr4" draw:text-style-name="P12" svg:width="2.8748in" svg:height="0.4004in" svg:x="1.4984in" svg:y="0.0992in"><draw:text-box><text:p text:style-name="P15"><text:span text:style-name="T8">Eintrittswahrscheinlichkeit</text:span></text:p></draw:text-box></draw:frame><draw:frame draw:style-name="gr4" draw:text-style-name="P14" svg:width="0.9996in" svg:height="0.3748in" svg:x="0.1236in" svg:y="3.6236in"><draw:text-box><text:p text:style-name="P13"><text:span text:style-name="T6">niedrig</text:span></text:p></draw:text-box></draw:frame><draw:frame draw:style-name="gr4" draw:text-style-name="P12" svg:width="1.2496in" svg:height="0.3748in" svg:x="4.9984in" svg:y="3.7484in"><draw:text-box><text:p text:style-name="P15"><text:span text:style-name="T8">Auswirkung</text:span></text:p><text:p text:style-name="P15"><text:span text:style-name="T8"/></text:p></draw:text-box></draw:frame></draw:g></text:p>
      <text:p text:style-name="Standard"/>
      <text:p text:style-name="Standard"/>
      <text:p text:style-name="Standard"/>
      <text:p text:style-name="Standard"/>
      <text:p text:style-name="P5">Dimensionen:</text:p>
      <text:p text:style-name="P5"/>
      <text:p text:style-name="P5">Mit welcher Wahrscheinlichkeit tritt das Risiko ein?</text:p>
      <text:p text:style-name="P5"/>
      <text:p text:style-name="P5">Welche Auswirkung hat das Risiko auf das Projekt?</text:p>
      <text:p text:style-name="P5"/>
      <text:p text:style-name="P5"/>
      <text:p text:style-name="P6"/>
      <text:p text:style-name="P5"/>
      <text:p text:style-name="Standard"/>
      <text:p text:style-name="Standard"/>
      <text:p text:style-name="Standard"/>
      <text:p text:style-name="Standard"/>
      <text:p text:style-name="P2"><text:soft-page-break/>Risikomaßnahmen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table:number-rows-spanned="2" office:value-type="string">
            <text:p text:style-name="P2">Nr.</text:p>
          </table:table-cell>
          <table:table-cell table:style-name="Table1.A1" table:number-rows-spanned="2" office:value-type="string">
            <text:p text:style-name="P2">Risiko</text:p>
          </table:table-cell>
          <table:table-cell table:style-name="Table1.A1" table:number-rows-spanned="2" office:value-type="string">
            <text:p text:style-name="P2">EW</text:p>
          </table:table-cell>
          <table:table-cell table:style-name="Table1.A1" table:number-rows-spanned="2" office:value-type="string">
            <text:p text:style-name="P2">Auswirkung</text:p>
          </table:table-cell>
          <table:table-cell table:style-name="Table1.E1" table:number-columns-spanned="2" office:value-type="string">
            <text:p text:style-name="P2">Maßnahme</text:p>
            <text:p text:style-name="P2"/>
          </table:table-cell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räventive M.</text:p>
            <text:p text:style-name="P2"/>
          </table:table-cell>
          <table:table-cell table:style-name="Table1.E1" office:value-type="string">
            <text:p text:style-name="P2">Korrektive M.</text:p>
          </table:table-cell>
        </table:table-row>
        <table:table-row table:style-name="Table1.3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Standard"><text:span text:style-name="T3">Ausfall eines Teammit­gliedes</text:span></text:p>
          </table:table-cell>
          <table:table-cell table:style-name="Table1.A1" office:value-type="string">
            <text:p text:style-name="P5">mittel</text:p>
          </table:table-cell>
          <table:table-cell table:style-name="Table1.A1" office:value-type="string">
            <text:p text:style-name="Standard"><text:span text:style-name="T3">Mittel: Mehr Arbeit für Teammitglieder</text:span></text:p>
          </table:table-cell>
          <table:table-cell table:style-name="Table1.A1" office:value-type="string">
            <text:p text:style-name="P5">Gute Dokumentation der laufenden Projektarbeit</text:p>
          </table:table-cell>
          <table:table-cell table:style-name="Table1.E1" office:value-type="string">
            <text:p text:style-name="P5">Überprüfung und ggf. Änderung d. Ablaufplanes und der Meilensteine</text:p>
          </table:table-cell>
        </table:table-row>
        <table:table-row table:style-name="Table1.3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7"/>
            <text:p text:style-name="P5">Datenverlust</text:p>
            <text:p text:style-name="P5"/>
            <text:p text:style-name="P5"/>
          </table:table-cell>
          <table:table-cell table:style-name="Table1.A1" office:value-type="string">
            <text:p text:style-name="P5">niedrig</text:p>
          </table:table-cell>
          <table:table-cell table:style-name="Table1.A1" office:value-type="string">
            <text:p text:style-name="P5">Team muss Daten wiederherstellen</text:p>
          </table:table-cell>
          <table:table-cell table:style-name="Table1.A1" office:value-type="string">
            <text:p text:style-name="P5">Doppelte Sicherung der Daten auf 2 USB Sticks und häufiges Zwischenspeichern</text:p>
          </table:table-cell>
          <table:table-cell table:style-name="Table1.E1" office:value-type="string">
            <text:p text:style-name="P5">Den verlorenen Code neu schreiben oder gesicherte Datei von einem Stick nehmen</text:p>
          </table:table-cell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  <text:p text:style-name="P5"/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7"/>
          </table:table-cell>
        </table:table-row>
      </table:table>
      <text:p text:style-name="P5"/>
      <text:p text:style-name="P5"/>
      <text:p text:style-name="P8">Anmerkung: Präventive Maßnahmen werden im Vorfeld ergriffen, um die Eintrittswahrscheinlichkeit oder Auswirkung zu mildern. Korrektive Maßnahmen sind der Notfallplan, falls das Risiko eintrit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.0555in" fo:padding-right="0.0555in" fo:padding-top="0.0138in" fo:padding-bottom="0.0138in" fo:border="0.51pt solid #000000"/>
      <style:text-properties style:font-name="Arial" fo:font-weight="bold" style:font-weight-asian="bold" style:font-name-complex="Arial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Projektmanagement – Manual<text:tab/><text:tab/>Vorlagen</text:p>
      </style:header>
      <style:footer>
        <text:p text:style-name="Footer"><text:span text:style-name="MT1"><text:file-name text:display="name-and-extension">Risikoplan.doc</text:file-name></text:span><text:span text:style-name="MT2"><text:s/></text:span><text:span text:style-name="MT1">/ </text:span><text:span text:style-name="MT1"><text:date style:data-style-name="N36" text:date-value="2019-06-02T22:21:35.854964316">02.06.2019</text:date></text:span><text:span text:style-name="MT1"><text:tab/><text:tab/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/>
    <meta:initial-creator> </meta:initial-creator>
    <meta:creation-date>2009-09-29T10:04:00</meta:creation-date>
    <dc:creator>Teilnehmer</dc:creator>
    <dc:date>2019-05-20T13:41:00</dc:date>
    <meta:editing-cycles>13</meta:editing-cycles>
    <meta:document-statistic meta:table-count="1" meta:image-count="0" meta:object-count="0" meta:page-count="2" meta:paragraph-count="32" meta:word-count="115" meta:character-count="881" meta:non-whitespace-character-count="794"/>
    <meta:generator>LibreOffice/6.1.6.3$Linux_X86_64 LibreOffice_project/10$Build-3</meta:generator>
  </office:meta>
</office:document-meta>
</file>